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6b4794" draw:fill-color="#ccccff" draw:opacity="100%" draw:opacity-name="Transparency_20_2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754cm" fo:padding-top="0.175cm" fo:padding-bottom="0.175cm" fo:padding-left="0.3cm" fo:padding-right="0.3cm" draw:shadow="visible" draw:shadow-offset-x="0.1cm" draw:shadow-offset-y="0.1cm" draw:shadow-opacity="100%"/>
    </style:style>
    <style:style style:name="gr3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4" style:family="graphic" style:parent-style-name="standard">
      <style:graphic-properties svg:stroke-width="0.1cm" svg:stroke-color="#6b4794" draw:fill-color="#ccccff" draw:opacity="100%" draw:fill-image-width="0cm" draw:fill-image-height="0cm" draw:textarea-horizontal-align="left" draw:textarea-vertical-align="top" draw:auto-grow-height="false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svg:stroke-width="0cm" svg:stroke-color="#6b4794" draw:marker-start-width="0.06cm" draw:marker-end-width="0.06cm" draw:fill-color="#ccccff" draw:opacity="100%" draw:opacity-name="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607cm" fo:min-width="2.902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2.795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1.082cm" fo:min-width="4.08cm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608cm" fo:min-width="3.954cm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11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12" style:family="graphic" style:parent-style-name="standard">
      <style:graphic-properties svg:stroke-width="0.2cm" svg:stroke-color="#6b4794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13" style:family="graphic" style:parent-style-name="standard">
      <style:graphic-properties svg:stroke-width="0.2cm" svg:stroke-color="#6b4794" draw:marker-start-width="0.5cm" draw:marker-end="Arrow" draw:marker-end-width="0.6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4" style:family="graphic" style:parent-style-name="standard">
      <style:graphic-properties svg:stroke-width="0.2cm" svg:stroke-color="#6b4794" draw:marker-start-width="0.3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5" style:family="graphic" style:parent-style-name="standard">
      <style:graphic-properties svg:stroke-width="0.2cm" svg:stroke-color="#6b4794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8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>
        <style:tab-stops/>
      </style:paragraph-properties>
      <style:text-properties fo:font-size="9pt"/>
    </style:style>
    <style:style style:name="P8" style:family="paragraph">
      <style:paragraph-properties fo:margin-left="0cm" fo:margin-right="0cm" fo:text-align="end" fo:text-indent="0cm">
        <style:tab-stops/>
      </style:paragraph-properties>
      <style:text-properties fo:font-size="9pt" style:font-size-asian="12pt" style:font-size-complex="12pt"/>
    </style:style>
    <style:style style:name="P9" style:family="paragraph">
      <style:paragraph-properties fo:margin-left="0cm" fo:margin-right="0cm" fo:text-indent="0cm"/>
      <style:text-properties fo:font-size="9pt" style:font-size-asian="18pt" style:font-size-complex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993366" fo:font-size="8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color="#94006b" fo:font-size="8pt" style:font-size-asian="18pt" style:font-size-complex="18pt"/>
    </style:style>
    <style:style style:name="T5" style:family="text">
      <style:text-properties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3.951cm" svg:height="2.357cm" svg:x="0.285cm" svg:y="8.575cm">
            <text:p text:style-name="P1"><text:span text:style-name="T1"><text:s/>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4.653cm" svg:height="2.491cm" svg:x="0.385cm" svg:y="8.528cm">
            <draw:text-box>
              <text:p text:style-name="P2"><text:span text:style-name="T2">Class</text:span><text:span text:style-name="T3"> Customer [</text:span></text:p>
              <text:p text:style-name="P2"><text:span text:style-name="T3"><text:s text:c="4"/></text:span><text:span text:style-name="T4">string</text:span><text:span text:style-name="T3"> <text:s/>name </text:span><text:span text:style-name="T4">maxLength</text:span><text:span text:style-name="T3"> 4</text:span></text:p>
              <text:p text:style-name="P2"><text:span text:style-name="T3"><text:s text:c="4"/></text:span><text:span text:style-name="T4">string</text:span><text:span text:style-name="T3"> emailAddress </text:span><text:span text:style-name="T4">regex</text:span></text:p>
              <text:p text:style-name="P2"><text:span text:style-name="T3"><text:s text:c="4"/></text:span><text:span text:style-name="T4">integer</text:span><text:span text:style-name="T3"> age;</text:span></text:p>
              <text:p text:style-name="P2"><text:span text:style-name="T3">]</text:span></text:p>
            </draw:text-box>
          </draw:frame>
          <draw:frame draw:style-name="gr3" draw:text-style-name="P4" draw:layer="layout" svg:width="5.784cm" svg:height="1.083cm" svg:x="-0.2cm" svg:y="10.937cm">
            <draw:text-box>
              <text:p text:style-name="P4">BusinessDomain Model</text:p>
            </draw:text-box>
          </draw:frame>
        </draw:g>
        <draw:custom-shape draw:style-name="gr4" draw:text-style-name="P5" draw:layer="layout" svg:width="5.706cm" svg:height="1.431cm" svg:x="7.748cm" svg:y="9.922cm">
          <text:p text:style-name="P5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706cm" svg:height="1.516cm" svg:x="7.748cm" svg:y="8.154cm">
          <text:p text:style-name="P5">busin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706cm" svg:height="1.515cm" svg:x="7.748cm" svg:y="6.387cm">
          <text:p text:style-name="P5"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706cm" svg:height="1.515cm" svg:x="7.748cm" svg:y="4.619cm">
          <text:p text:style-name="P5">presen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546cm" svg:height="1.01cm" svg:x="9.24cm" svg:y="11.69cm">
          <text:p text:style-name="P2"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" draw:text-style-name="P1" draw:layer="layout" svg:width="3.951cm" svg:height="2.357cm" svg:x="0.244cm" svg:y="4.835cm">
            <text:p text:style-name="P1"><text:span text:style-name="T1"><text:s/>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4.653cm" svg:height="2.104cm" svg:x="0.344cm" svg:y="4.988cm">
            <draw:text-box>
              <text:p text:style-name="P2"><text:span text:style-name="T2">service</text:span><text:span text:style-name="T3"> saveOrder [</text:span></text:p>
              <text:p text:style-name="P2"><text:span text:style-name="T3"><text:s text:c="4"/></text:span><text:span text:style-name="T4">Customer</text:span><text:span text:style-name="T3">;</text:span></text:p>
              <text:p text:style-name="P2"><text:span text:style-name="T3"><text:s text:c="4"/></text:span><text:span text:style-name="T4">Order</text:span><text:span text:style-name="T3">;</text:span></text:p>
              <text:p text:style-name="P2"><text:span text:style-name="T3">]</text:span></text:p>
            </draw:text-box>
          </draw:frame>
          <draw:frame draw:style-name="gr6" draw:text-style-name="P4" draw:layer="layout" svg:width="3.739cm" svg:height="1.083cm" svg:x="0.261cm" svg:y="7.097cm">
            <draw:text-box>
              <text:p text:style-name="P4">Service Model</text:p>
            </draw:text-box>
          </draw:frame>
        </draw:g>
        <draw:g>
          <draw:custom-shape draw:style-name="gr1" draw:text-style-name="P1" draw:layer="layout" svg:width="3.951cm" svg:height="2.357cm" svg:x="17.1cm" svg:y="4.951cm">
            <text:p text:style-name="P1"><text:span text:style-name="T1"><text:s/>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3" draw:layer="layout" svg:width="4.653cm" svg:height="3.145cm" svg:x="17.2cm" svg:y="4.903cm">
            <draw:text-box>
              <text:p text:style-name="P2"><text:span text:style-name="T2">dto</text:span><text:span text:style-name="T3"> CustomerDTO [</text:span></text:p>
              <text:p text:style-name="P2"><text:span text:style-name="T3"><text:s text:c="4"/></text:span><text:span text:style-name="T4">Customer.</text:span><text:span text:style-name="T3">name;</text:span></text:p>
              <text:p text:style-name="P2"><text:span text:style-name="T3"><text:s text:c="4"/></text:span><text:span text:style-name="T4">Customer.</text:span><text:span text:style-name="T3"> emailAddress;</text:span></text:p>
              <text:p text:style-name="P2"><text:span text:style-name="T3"><text:s text:c="4"/></text:span><text:span text:style-name="T4">Customer.</text:span><text:span text:style-name="T3">age;</text:span></text:p>
              <text:p text:style-name="P2"><text:span text:style-name="T3">]</text:span></text:p>
            </draw:text-box>
          </draw:frame>
          <draw:frame draw:style-name="gr8" draw:text-style-name="P4" draw:layer="layout" svg:width="4.988cm" svg:height="1.432cm" svg:x="16.678cm" svg:y="7.212cm">
            <draw:text-box>
              <text:p text:style-name="P4">DataContract Model</text:p>
            </draw:text-box>
          </draw:frame>
        </draw:g>
        <draw:g>
          <draw:custom-shape draw:style-name="gr1" draw:text-style-name="P1" draw:layer="layout" svg:width="3.951cm" svg:height="2.357cm" svg:x="8.543cm" svg:y="0.3cm">
            <text:p text:style-name="P1"><text:span text:style-name="T1"><text:s/>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4.653cm" svg:height="2.491cm" svg:x="8.643cm" svg:y="0.253cm">
            <draw:text-box>
              <text:p text:style-name="P2"><text:span text:style-name="T2">form</text:span><text:span text:style-name="T3"> OrderForm [</text:span></text:p>
              <text:p text:style-name="P2"><text:span text:style-name="T3"><text:s text:c="4"/></text:span><text:span text:style-name="T4">higth</text:span><text:span text:style-name="T3"> 40;</text:span></text:p>
              <text:p text:style-name="P2"><text:span text:style-name="T3"><text:s text:c="4"/></text:span><text:span text:style-name="T4">type</text:span><text:span text:style-name="T3"> modal;</text:span></text:p>
              <text:p text:style-name="P2"><text:span text:style-name="T3"><text:s text:c="4"/></text:span><text:span text:style-name="T4">widget </text:span><text:span text:style-name="T3">service;</text:span></text:p>
              <text:p text:style-name="P2"><text:span text:style-name="T3">]</text:span></text:p>
            </draw:text-box>
          </draw:frame>
          <draw:frame draw:style-name="gr9" draw:text-style-name="P4" draw:layer="layout" svg:width="4.852cm" svg:height="1.083cm" svg:x="8.321cm" svg:y="2.561cm">
            <draw:text-box>
              <text:p text:style-name="P4">Presentation Model</text:p>
            </draw:text-box>
          </draw:frame>
        </draw:g>
        <draw:frame draw:style-name="gr10" draw:text-style-name="P8" draw:layer="layout" svg:width="2.858cm" svg:height="1.558cm" svg:x="10.579cm" svg:y="8.154cm">
          <draw:text-box>
            <text:p text:style-name="P7"><text:span text:style-name="T5">Domain classes</text:span></text:p>
            <text:p text:style-name="P7"><text:span text:style-name="T5">Businessrules</text:span></text:p>
          </draw:text-box>
        </draw:frame>
        <draw:frame draw:style-name="gr11" draw:text-style-name="P8" draw:layer="layout" svg:width="3.468cm" svg:height="1.889cm" svg:x="9.986cm" svg:y="9.67cm">
          <draw:text-box>
            <text:p text:style-name="P7"><text:span text:style-name="T5">Data access objects</text:span></text:p>
            <text:p text:style-name="P7"><text:span text:style-name="T5">Spring configuration</text:span></text:p>
            <text:p text:style-name="P7"><text:span text:style-name="T5">Hibernate mappings</text:span></text:p>
          </draw:text-box>
        </draw:frame>
        <draw:line draw:style-name="gr12" draw:text-style-name="P6" draw:layer="layout" svg:x1="10.381cm" svg:y1="3.541cm" svg:x2="10.381cm" svg:y2="4.467cm">
          <text:p text:style-name="P2"/>
        </draw:line>
        <draw:g>
          <draw:connector draw:style-name="gr13" draw:text-style-name="P6" draw:layer="layout" draw:type="curve" svg:x1="4.931cm" svg:y1="9.77cm" svg:x2="7.397cm" svg:y2="10.672cm">
            <text:p text:style-name="P2"/>
          </draw:connector>
          <draw:connector draw:style-name="gr13" draw:text-style-name="P6" draw:layer="layout" draw:type="curve" svg:x1="4.921cm" svg:y1="9.76cm" svg:x2="7.345cm" svg:y2="8.996cm">
            <text:p text:style-name="P2"/>
          </draw:connector>
          <draw:line draw:style-name="gr14" draw:text-style-name="P6" draw:layer="layout" svg:x1="4.499cm" svg:y1="9.754cm" svg:x2="5.377cm" svg:y2="9.754cm">
            <text:p text:style-name="P2"/>
          </draw:line>
          <draw:line draw:style-name="gr15" draw:text-style-name="P6" draw:layer="layout" svg:x1="5.114cm" svg:y1="9.754cm" svg:x2="5.553cm" svg:y2="9.754cm">
            <text:p text:style-name="P2"/>
          </draw:line>
        </draw:g>
        <draw:g>
          <draw:connector draw:style-name="gr13" draw:text-style-name="P6" draw:layer="layout" draw:type="curve" svg:x1="4.931cm" svg:y1="6.151cm" svg:x2="7.397cm" svg:y2="7.053cm">
            <text:p text:style-name="P2"/>
          </draw:connector>
          <draw:connector draw:style-name="gr13" draw:text-style-name="P6" draw:layer="layout" draw:type="curve" svg:x1="4.921cm" svg:y1="6.141cm" svg:x2="7.345cm" svg:y2="5.378cm">
            <text:p text:style-name="P2"/>
          </draw:connector>
          <draw:line draw:style-name="gr14" draw:text-style-name="P6" draw:layer="layout" svg:x1="4.499cm" svg:y1="6.135cm" svg:x2="5.377cm" svg:y2="6.135cm">
            <text:p text:style-name="P2"/>
          </draw:line>
          <draw:line draw:style-name="gr15" draw:text-style-name="P6" draw:layer="layout" svg:x1="5.114cm" svg:y1="6.135cm" svg:x2="5.553cm" svg:y2="6.135cm">
            <text:p text:style-name="P2"/>
          </draw:line>
        </draw:g>
        <draw:g>
          <draw:connector draw:style-name="gr13" draw:text-style-name="P6" draw:layer="layout" draw:type="curve" svg:x1="16.421cm" svg:y1="6.158cm" svg:x2="13.805cm" svg:y2="7.06cm">
            <text:p text:style-name="P2"/>
          </draw:connector>
          <draw:connector draw:style-name="gr13" draw:text-style-name="P6" draw:layer="layout" draw:type="curve" svg:x1="16.431cm" svg:y1="6.148cm" svg:x2="13.86cm" svg:y2="5.384cm">
            <text:p text:style-name="P2"/>
          </draw:connector>
          <draw:line draw:style-name="gr14" draw:text-style-name="P6" draw:layer="layout" svg:x1="16.878cm" svg:y1="6.142cm" svg:x2="15.947cm" svg:y2="6.142cm">
            <text:p text:style-name="P2"/>
          </draw:line>
          <draw:line draw:style-name="gr15" draw:text-style-name="P6" draw:layer="layout" svg:x1="16.225cm" svg:y1="6.142cm" svg:x2="15.76cm" svg:y2="6.142cm">
            <text:p text:style-name="P2"/>
          </draw:line>
        </draw:g>
        <draw:frame draw:style-name="gr16" draw:text-style-name="P9" draw:layer="layout" svg:width="2.243cm" svg:height="0.842cm" svg:x="10.557cm" svg:y="3.525cm">
          <draw:text-box>
            <text:p text:style-name="P9">generate</text:p>
          </draw:text-box>
        </draw:frame>
        <draw:frame draw:style-name="gr16" draw:text-style-name="P9" draw:layer="layout" svg:width="2.502cm" svg:height="0.842cm" svg:x="15.298cm" svg:y="5.208cm">
          <draw:text-box>
            <text:p text:style-name="P9">generate</text:p>
          </draw:text-box>
        </draw:frame>
        <draw:frame draw:style-name="gr16" draw:text-style-name="P9" draw:layer="layout" svg:width="2.476cm" svg:height="0.842cm" svg:x="4.324cm" svg:y="8.828cm">
          <draw:text-box>
            <text:p text:style-name="P9">generate</text:p>
          </draw:text-box>
        </draw:frame>
        <draw:frame draw:style-name="gr16" draw:text-style-name="P9" draw:layer="layout" svg:width="1.976cm" svg:height="0.842cm" svg:x="4.324cm" svg:y="5.124cm">
          <draw:text-box>
            <text:p text:style-name="P9">gener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cm" fo:margin-bottom="0.103cm" fo:margin-left="0.045cm" fo:margin-right="0.081cm" fo:page-width="21.5cm" fo:page-height="1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6-27T11:48:24</meta:creation-date>
    <dc:date>2008-06-30T08:46:07</dc:date>
    <meta:editing-cycles>25</meta:editing-cycles>
    <meta:editing-duration>PT11H46M39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